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53B000033E345EC321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WW8Num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2pt" style:font-size-asian="12pt" style:font-name-complex="Times New Roman" style:font-size-complex="14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4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size-asian="10pt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ru" fo:country="RU" style:font-name-asian="Consolas" style:font-size-asian="10pt" style:font-name-complex="Consolas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0pt" style:font-size-asian="10pt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4pt" fo:language="ru" fo:country="RU" style:font-size-asian="14pt" style:font-size-complex="14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" fo:font-size="14pt" fo:language="ru" fo:country="RU" fo:font-style="italic" style:font-size-asian="14pt" style:font-style-asian="italic" style:font-name-complex="Times New Roman" style:font-size-complex="14pt"/>
    </style:style>
    <style:style style:name="P2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5" style:family="paragraph" style:parent-style-name="Абзац_20_списка" style:list-style-name="WW8Num1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nsolas" style:font-name-complex="Consolas"/>
    </style:style>
    <style:style style:name="T3" style:family="text">
      <style:text-properties fo:language="ru" fo:country="RU"/>
    </style:style>
    <style:style style:name="T4" style:family="text">
      <style:text-properties fo:color="#000000" style:font-name="Times New Roman1" fo:language="ru" fo:country="RU" fo:font-style="normal" fo:font-weight="normal" fo:background-color="transparent" style:font-name-asian="Consolas" style:font-style-asian="normal" style:font-weight-asian="normal" style:font-style-complex="normal" style:font-weight-complex="normal"/>
    </style:style>
    <style:style style:name="T5" style:family="text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T6" style:family="text">
      <style:text-properties style:font-name-asian="Consolas" style:font-name-complex="Consolas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d9e8f7"/>
    </style:style>
    <style:style style:name="T10" style:family="text">
      <style:text-properties fo:color="#d9e8f7" style:font-name-asian="Consolas" style:font-name-complex="Consolas"/>
    </style:style>
    <style:style style:name="T11" style:family="text">
      <style:text-properties fo:color="#e6e6fa"/>
    </style:style>
    <style:style style:name="T12" style:family="text">
      <style:text-properties fo:color="#cc6c1d"/>
    </style:style>
    <style:style style:name="T13" style:family="text">
      <style:text-properties fo:color="#f9faf4"/>
    </style:style>
    <style:style style:name="T14" style:family="text">
      <style:text-properties fo:color="#f9faf4" style:font-name-asian="Consolas" style:font-name-complex="Consolas"/>
    </style:style>
    <style:style style:name="T15" style:family="text">
      <style:text-properties style:font-name="Consolas" style:font-name-asian="Consolas" style:font-name-complex="Consolas"/>
    </style:style>
    <style:style style:name="T16" style:family="text">
      <style:text-properties fo:color="#1eb540"/>
    </style:style>
    <style:style style:name="T17" style:family="text">
      <style:text-properties fo:color="#3eabe6"/>
    </style:style>
    <style:style style:name="T18" style:family="text">
      <style:text-properties fo:color="#79abff"/>
    </style:style>
    <style:style style:name="T19" style:family="text">
      <style:text-properties fo:color="#cdf668"/>
    </style:style>
    <style:style style:name="T20" style:family="text">
      <style:text-properties fo:color="#f2f200"/>
    </style:style>
    <style:style style:name="T21" style:family="text">
      <style:text-properties fo:color="#6897bb"/>
    </style:style>
    <style:style style:name="T22" style:family="text">
      <style:text-properties fo:color="#f3ec79"/>
    </style:style>
    <style:style style:name="T23" style:family="text">
      <style:text-properties fo:color="#66e1f8"/>
    </style:style>
    <style:style style:name="T24" style:family="text">
      <style:text-properties fo:color="#80f6a7"/>
    </style:style>
    <style:style style:name="T25" style:family="text">
      <style:text-properties fo:color="#a7ec21"/>
    </style:style>
    <style:style style:name="T26" style:family="text">
      <style:text-properties style:font-name="Times New Roman" fo:font-size="14pt" fo:language="ru" fo:country="RU" style:font-name-asian="Consolas" style:font-size-asian="14pt" style:font-name-complex="Consolas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17">ФГБОУ ВО Ульяновский государственный технический университет</text:p>
      <text:p text:style-name="P17">Кафедра «Вычислительная техника»</text:p>
      <text:p text:style-name="P1"/>
      <text:p text:style-name="P1"/>
      <text:p text:style-name="P1"/>
      <text:p text:style-name="P1"/>
      <text:p text:style-name="P7"/>
      <text:p text:style-name="P1"/>
      <text:p text:style-name="P1"/>
      <text:p text:style-name="P1"/>
      <text:p text:style-name="P1"/>
      <text:p text:style-name="P1"/>
      <text:p text:style-name="P8"><text:span text:style-name="T1">Лабораторная работа</text:span> №<text:span text:style-name="T1">6</text:span></text:p>
      <text:p text:style-name="P5">«<text:span text:style-name="T1">2D-</text:span><text:span text:style-name="T3">массивы</text:span>»</text:p>
      <text:p text:style-name="P9">Вариант 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</text:p>
      <text:p text:style-name="P3">группы <text:span text:style-name="T3">ИВТАСбд-11</text:span></text:p>
      <text:p text:style-name="P6">Зюзин Г.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льяновск, 20<text:span text:style-name="T1">22 </text:span><text:span text:style-name="T3">г.</text:span></text:p>
      <text:p text:style-name="P2"><text:span text:style-name="T3"/></text:p>
      <text:list xml:id="list2653567450074107177" text:style-name="WW8Num1">
        <text:list-item>
          <text:p text:style-name="P11"><text:soft-page-break/>Постановка задачи</text:p>
        </text:list-item>
      </text:list>
      <text:p text:style-name="P14"><text:span text:style-name="T7"><text:tab/>В данной лабораторной работе т</text:span><text:span text:style-name="T8">ребуется написать программу, визуализирующую 2D-массив, заполненный целыми числами от 0 до 9 в виде игрового поля. </text:span><text:span text:style-name="T7">Значение</text:span><text:span text:style-name="T8"> от 0 до 9 в ячейке поля соответствует </text:span><text:span text:style-name="T7">её цвету</text:span><text:span text:style-name="T8">. Исходный массив </text:span><text:span text:style-name="T7">должен</text:span><text:span text:style-name="T8"> загружать</text:span><text:span text:style-name="T7">ся</text:span><text:span text:style-name="T8"> из файла. </text:span><text:span text:style-name="T7">Также требуется отобразить обработанный массив по следующему критерию: удалить те строки массива, в котором сумма элементов меньше 5.</text:span></text:p>
      <text:p text:style-name="P12"/>
      <text:p text:style-name="P10"/>
      <text:list xml:id="list29461641" text:continue-numbering="true" text:style-name="WW8Num1">
        <text:list-item>
          <text:p text:style-name="P11">Особенности реализации<text:span text:style-name="T3">.</text:span></text:p>
        </text:list-item>
      </text:list>
      <text:p text:style-name="P13"><text:span text:style-name="T3"><text:tab/>Особенность реализации состоит в том, что создаётся графический интерфейс с диалоговым окном, благодаря которому загружается файл.</text:span></text:p>
      <text:p text:style-name="P15"/>
      <text:p text:style-name="P15">JButton btnAdd = new JButton("\u0414\u043E\u0431\u0430\u0432\u0438\u0442\u044C...");</text:p>
      <text:p text:style-name="P18">btnAdd.setBounds(298, 446, 105, 23);</text:p>
      <text:p text:style-name="P18">frame.getContentPane().add(btnAdd);</text:p>
      <text:p text:style-name="P18">btnAdd.addActionListener(new ActionListener() {</text:p>
      <text:p text:style-name="P18">public void actionPerformed(ActionEvent e) {</text:p>
      <text:p text:style-name="P18"><text:tab/>JFileChooser jfc = new JfileChooser();</text:p>
      <text:p text:style-name="P18"><text:tab/>jfc.setFileSelectionMode(JFileChooser.OPEN_DIALOG);</text:p>
      <text:p text:style-name="P18"><text:tab/>if (jfc.showOpenDialog(frame) == JFileChooser.APPROVE_OPTION) {</text:p>
      <text:p text:style-name="P18"><text:tab/><text:tab/>textField.setText(jfc.getSelectedFile().getAbsolutePath());</text:p>
      <text:p text:style-name="P18"><text:tab/><text:tab/>}</text:p>
      <text:p text:style-name="P18"><text:tab/>}</text:p>
      <text:p text:style-name="P21"><text:span text:style-name="T15">});</text:span></text:p>
      <text:p text:style-name="P21"><text:span text:style-name="T15"/></text:p>
      <text:p text:style-name="P22"><text:span text:style-name="T6"><text:tab/>Работа с массивом начинается после нажатия кнопки </text:span><text:span text:style-name="T2">Output, </text:span><text:span text:style-name="T6">где массив загружается и обрабатывается.</text:span></text:p>
      <text:p text:style-name="P22"><text:span text:style-name="T6"><text:tab/>Функция </text:span><text:span text:style-name="T2">panel.setData() , </text:span><text:span text:style-name="T6">которая «передаёт данные» панельке и начинается отрисовка:</text:span></text:p>
      <text:p text:style-name="P20">public void paint(Graphics g) {</text:p>
      <text:p text:style-name="P18"><text:tab/><text:tab/>super.paint(g);</text:p>
      <text:p text:style-name="P18"><text:tab/><text:tab/></text:p>
      <text:p text:style-name="P18"><text:tab/><text:tab/>int x = 0;</text:p>
      <text:p text:style-name="P18"><text:tab/><text:tab/>int y = 0;</text:p>
      <text:p text:style-name="P18"><text:tab/><text:tab/>for(int i = 0; i &lt; row; i++) {</text:p>
      <text:p text:style-name="P18"><text:tab/><text:tab/><text:tab/>x = 0;</text:p>
      <text:p text:style-name="P18"><text:tab/><text:tab/><text:tab/>for(int j = 0; j &lt; column; j++) {</text:p>
      <text:p text:style-name="P18"><text:tab/><text:tab/><text:tab/><text:tab/>g.setColor(color[array[i][j]]);</text:p>
      <text:p text:style-name="P18"><text:tab/><text:tab/><text:tab/><text:tab/>g.fillRect(x, y, 20, 20);</text:p>
      <text:p text:style-name="P18"><text:tab/><text:tab/><text:tab/><text:tab/>x+=20;</text:p>
      <text:p text:style-name="P18"><text:tab/><text:tab/><text:tab/>}</text:p>
      <text:p text:style-name="P18"><text:tab/><text:tab/><text:tab/>y+=20;</text:p>
      <text:p text:style-name="P18"><text:tab/><text:tab/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tab/><text:tab/>x = 0;</text:p>
      <text:p text:style-name="P18"><text:tab/><text:tab/>y += 20;</text:p>
      <text:p text:style-name="P18"><text:tab/><text:tab/>int newY = y;</text:p>
      <text:p text:style-name="P18"><text:tab/><text:tab/>for(int i = 0; i &lt; newRow; i++) {</text:p>
      <text:p text:style-name="P18"><text:tab/><text:tab/><text:tab/>x = 0;</text:p>
      <text:p text:style-name="P18"><text:tab/><text:tab/><text:tab/>for(int j = 0; j &lt; newColumn; j++) {</text:p>
      <text:p text:style-name="P18"><text:tab/><text:tab/><text:tab/><text:tab/>g.setColor(color[newArray[i][j]]);</text:p>
      <text:p text:style-name="P18"><text:tab/><text:tab/><text:tab/><text:tab/>g.fillRect(x, y, 20, 20);</text:p>
      <text:p text:style-name="P18"><text:tab/><text:tab/><text:tab/><text:tab/>x+=20;</text:p>
      <text:p text:style-name="P18"><text:tab/><text:tab/><text:tab/>}</text:p>
      <text:p text:style-name="P18"><text:tab/><text:tab/><text:tab/>y+=20;</text:p>
      <text:p text:style-name="P18"><text:tab/><text:tab/>}</text:p>
      <text:p text:style-name="P18"><text:tab/><text:tab/></text:p>
      <text:p text:style-name="P18"><text:tab/><text:tab/>x = 0;</text:p>
      <text:p text:style-name="P18"><text:tab/><text:tab/>y = newY;</text:p>
      <text:p text:style-name="P19"><text:span text:style-name="T6"><text:tab/></text:span></text:p>
      <text:list xml:id="list29478850" text:continue-numbering="true" text:style-name="WW8Num1">
        <text:list-item>
          <text:p text:style-name="P25">Тестирование</text:p>
        </text:list-item>
      </text:list>
      <text:p text:style-name="P23">Результат работы программы:</text:p>
      <text:p text:style-name="P23"><draw:frame draw:style-name="fr1" draw:name="Графический объект1" text:anchor-type="paragraph" svg:x="1.261cm" svg:y="0.224cm" svg:width="13.628cm" svg:height="13.284cm" draw:z-index="0"><draw:image xlink:href="Pictures/200000070000353B000033E345EC3217.svm" xlink:type="simple" xlink:show="embed" xlink:actuate="onLoad"/></draw:frame></text:p>
      <text:p text:style-name="P24"/>
      <text:list xml:id="list29468904" text:continue-numbering="true" text:style-name="WW8Num1">
        <text:list-item>
          <text:p text:style-name="P25">Выводы о проделанной работе</text:p>
        </text:list-item>
      </text:list>
      <text:p text:style-name="P4"><text:span text:style-name="T3"><text:tab/>П</text:span><text:span text:style-name="T4">рограмма соответствует задаче, работает без ошибок. Программа <text:s/>визуализирует 2D-массив(исходный и обработаннй). Значение ячейки отображается цветом. Исходный массив загружатся из файла. Удаляются те строки массива, в которых сумма элементов меньше 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fo:language="en" fo:country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34S</meta:editing-duration>
    <meta:editing-cycles>4</meta:editing-cycles>
    <meta:generator>OpenOffice/4.1.6$Win32 OpenOffice.org_project/416m1$Build-9790</meta:generator>
    <dc:date>2022-04-26T09:23:04.37</dc:date>
    <meta:document-statistic meta:table-count="0" meta:image-count="1" meta:object-count="0" meta:page-count="3" meta:paragraph-count="62" meta:word-count="293" meta:character-count="2252"/>
    <meta:user-defined meta:name="Info 1"/>
    <meta:user-defined meta:name="Info 2"/>
    <meta:user-defined meta:name="Info 3"/>
    <meta:user-defined meta:name="Info 4"/>
  </office:meta>
</office:document-meta>
</file>